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4917382577538345912" text:style-name="L1">
        <text:list-item>
          <text:p text:style-name="P10">3:56.8</text:p>
        </text:list-item>
        <text:list-item>
          <text:p text:style-name="P10">3:53.8</text:p>
        </text:list-item>
        <text:list-item>
          <text:p text:style-name="P10">3:50.8</text:p>
        </text:list-item>
        <text:list-item>
          <text:p text:style-name="P10">3:47.8</text:p>
        </text:list-item>
        <text:list-item>
          <text:p text:style-name="P10">3:45.0</text:p>
        </text:list-item>
        <text:list-item>
          <text:p text:style-name="P10">3:42.2</text:p>
        </text:list-item>
        <text:list-item>
          <text:p text:style-name="P10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1776271145845007319" text:style-name="L2">
        <text:list-item>
          <text:p text:style-name="P11">2:00 <text:s text:c="2"/>(10:00/mi)</text:p>
        </text:list-item>
        <text:list-item>
          <text:p text:style-name="P11">1:58</text:p>
        </text:list-item>
        <text:list-item>
          <text:p text:style-name="P11">1:56</text:p>
        </text:list-item>
        <text:list-item>
          <text:p text:style-name="P11">1:51</text:p>
        </text:list-item>
        <text:list-item>
          <text:p text:style-name="P11">1:49.4</text:p>
        </text:list-item>
        <text:list-item>
          <text:p text:style-name="P11">1:51.4</text:p>
        </text:list-item>
        <text:list-item>
          <text:p text:style-name="P11">1:47.7</text:p>
        </text:list-item>
        <text:list-item>
          <text:p text:style-name="P11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7.8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4346229942901633456" text:style-name="L3">
        <text:list-item>
          <text:p text:style-name="P13">3:50.5</text:p>
        </text:list-item>
        <text:list-item>
          <text:p text:style-name="P13">3:50.4</text:p>
        </text:list-item>
        <text:list-item>
          <text:p text:style-name="P13">3:43.9</text:p>
        </text:list-item>
        <text:list-item>
          <text:p text:style-name="P13">3:44.2</text:p>
        </text:list-item>
        <text:list-item>
          <text:p text:style-name="P13">3:46.2</text:p>
        </text:list-item>
        <text:list-item>
          <text:p text:style-name="P13">3:45</text:p>
          <text:p text:style-name="P13">Average=3:46.7</text:p>
        </text:list-item>
      </text:list>
      <text:p text:style-name="P8"/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t shoes in 4:21</text:p>
      <text:p text:style-name="P8">1 minute rest</text:p>
      <text:p text:style-name="P8">½ mile with shoes in 3:59</text:p>
      <text:p text:style-name="P8">1 light cycle using 13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2660291589789206438" text:style-name="L4">
        <text:list-item>
          <text:p text:style-name="P14">4:47</text:p>
        </text:list-item>
        <text:list-item>
          <text:p text:style-name="P14">4:43</text:p>
        </text:list-item>
        <text:list-item>
          <text:p text:style-name="P14">4:45</text:p>
        </text:list-item>
        <text:list-item>
          <text:p text:style-name="P14">4:47</text:p>
        </text:list-item>
        <text:list-item>
          <text:p text:style-name="P14">4:36.6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9"><text:soft-page-break/><text:span text:style-name="T1">6/18/16:</text:span> 5.25 miles</text:p>
      <text:p text:style-name="P8">I ran and walked the same course as on Tues June 14. This time I walked 10times still for a total of 1 mile of walking. <text:s/>The average pace was 10:33/mi. <text:s/>It was 87 degrees.</text:p>
      <text:p text:style-name="P8"/>
      <text:p text:style-name="P8">6/19/16: <text:span text:style-name="T2">3.25 miles</text:span></text:p>
      <text:p text:style-name="P8">I ran 3.25 miles on hilly roads and grass averaging 9:34/m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19T11:52:27.49</dc:date>
    <dc:creator>James Lombardi</dc:creator>
    <meta:editing-duration>PT4H53M52S</meta:editing-duration>
    <meta:editing-cycles>39</meta:editing-cycles>
    <meta:document-statistic meta:table-count="0" meta:image-count="0" meta:object-count="0" meta:page-count="5" meta:paragraph-count="155" meta:word-count="1426" meta:character-count="7040"/>
  </office:meta>
</office:document-meta>
</file>